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vertical-align="middle" draw:auto-grow-height="false" fo:min-height="2.397cm" fo:min-width="2.254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461cm" fo:min-width="2.744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45cm" fo:min-width="2.744cm" fo:wrap-option="no-wrap"/>
    </style:style>
    <style:style style:name="gr4" style:family="graphic" style:parent-style-name="standard">
      <style:graphic-properties draw:fill="none" draw:textarea-vertical-align="middle" draw:auto-grow-height="false" fo:min-height="2.512cm" fo:min-width="2.244cm"/>
    </style:style>
    <style:style style:name="gr5" style:family="graphic" style:parent-style-name="standard">
      <style:graphic-properties draw:fill="none" draw:textarea-vertical-align="middle" draw:auto-grow-height="false" fo:min-height="2.303cm" fo:min-width="2.264cm"/>
    </style:style>
    <style:style style:name="gr6" style:family="graphic" style:parent-style-name="standard">
      <style:graphic-properties draw:fill="none" draw:textarea-vertical-align="middle" draw:auto-grow-height="false" fo:min-height="3.212cm" fo:min-width="4.145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56cm" fo:min-width="2.744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532cm" fo:min-width="2.744cm" fo:wrap-option="no-wrap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5.342cm"/>
    </style:style>
    <style:style style:name="gr10" style:family="graphic" style:parent-style-name="standard">
      <style:graphic-properties draw:stroke="none" draw:fill="none" fo:min-height="2.83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none" draw:textarea-vertical-align="middle" draw:auto-grow-height="false" fo:min-height="1.58cm" fo:min-width="1.33cm"/>
    </style:style>
    <style:style style:name="gr13" style:family="graphic" style:parent-style-name="standard">
      <style:graphic-properties draw:fill="none" draw:textarea-vertical-align="middle" draw:auto-grow-height="false" fo:min-height="2.722cm" fo:min-width="3.488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798cm" fo:min-width="2.548cm"/>
    </style:style>
    <style:style style:name="gr15" style:family="graphic" style:parent-style-name="standard">
      <style:graphic-properties draw:fill="none" draw:textarea-vertical-align="middle" draw:auto-grow-height="false" fo:min-height="3.994cm" fo:min-width="13.505cm"/>
    </style:style>
    <style:style style:name="gr16" style:family="graphic" style:parent-style-name="standard">
      <style:graphic-properties draw:fill="none" draw:textarea-vertical-align="middle" draw:auto-grow-height="false" fo:min-height="2.756cm" fo:min-width="1.801cm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988cm" fo:min-width="3.436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2.125cm" fo:min-width="3.334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1.45cm" fo:min-width="2.764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425cm" fo:min-width="2.043cm" fo:wrap-option="no-wrap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1.357cm" fo:min-width="2.486cm" fo:wrap-option="no-wrap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868cm" fo:min-width="3.159cm" fo:wrap-option="no-wrap"/>
    </style:style>
    <style:style style:name="gr23" style:family="graphic" style:parent-style-name="standard">
      <style:graphic-properties draw:fill="none" draw:textarea-vertical-align="middle" draw:auto-grow-height="false" fo:min-height="2.722cm" fo:min-width="13.647cm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868cm" fo:min-width="2.744cm" fo:wrap-option="no-wrap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96cm" fo:min-width="2.96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ffcc00"/>
      <style:paragraph-properties fo:text-align="center"/>
      <style:text-properties fo:font-size="18pt" style:font-size-asian="15pt" style:font-size-complex="15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2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  <style:text-properties fo:font-size="27pt" style:font-size-asian="27pt" style:font-size-complex="27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22pt" style:font-size-asian="18pt" style:font-size-complex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7pt" style:font-size-asian="27pt" style:font-size-complex="27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048cm" svg:height="2.941cm" svg:x="15.008cm" svg:y="2.148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02cm" svg:height="1.847cm" svg:x="10.297cm" svg:y="1.778cm">
          <text:p text:style-name="P2"><text:span text:style-name="T1">Input</text:span></text:p>
          <draw:enhanced-geometry svg:viewBox="0 0 21600 21600" draw:text-areas="800 800 20800 20800" draw:type="round-rectangular-callout" draw:modifiers="25799.1435912075 14622.07792207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502cm" svg:height="1.834cm" svg:x="10.139cm" svg:y="7.012cm">
          <text:p text:style-name="P2"><text:span text:style-name="T1">Output</text:span></text:p>
          <draw:enhanced-geometry svg:viewBox="0 0 21600 21600" draw:text-areas="800 800 20800 20800" draw:type="round-rectangular-callout" draw:modifiers="25947.1310305452 13148.33787465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048cm" svg:height="3.068cm" svg:x="15.009cm" svg:y="11.918cm">
          <text:p text:style-name="P4"><text:span text:style-name="T2">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3.048cm" svg:height="2.837cm" svg:x="15.109cm" svg:y="16.933cm">
          <text:p text:style-name="P6"><text:span text:style-name="T3">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031cm" svg:height="3.848cm" svg:x="14.096cm" svg:y="16.418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502cm" svg:height="1.734cm" svg:x="10.098cm" svg:y="12.192cm">
          <text:p text:style-name="P2"><text:span text:style-name="T1">Input</text:span></text:p>
          <draw:enhanced-geometry svg:viewBox="0 0 21600 21600" draw:text-areas="800 800 20800 20800" draw:type="round-rectangular-callout" draw:modifiers="25355.1812731944 14740.288184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3.502cm" svg:height="1.924cm" svg:x="9.42cm" svg:y="17.018cm">
          <text:p text:style-name="P2"><text:span text:style-name="T1">Output</text:span></text:p>
          <draw:enhanced-geometry svg:viewBox="0 0 21600 21600" draw:text-areas="800 800 20800 20800" draw:type="round-rectangular-callout" draw:modifiers="26212.275192692 14721.6623376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3.048cm" svg:height="2.941cm" svg:x="14.909cm" svg:y="6.67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5.842cm" svg:height="2.794cm" svg:x="2.308cm" svg:y="1.462cm">
          <text:p text:style-name="P8"><text:span text:style-name="T4">No people</text:span></text:p>
          <text:p text:style-name="P8"><text:span text:style-name="T4">no party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181cm" svg:height="3.083cm" svg:x="2.715cm" svg:y="11.86cm">
          <draw:text-box>
            <text:p text:style-name="P8"><text:span text:style-name="T4">One people</text:span></text:p>
            <text:p text:style-name="P8"><text:span text:style-name="T4">one party</text:span></text:p>
          </draw:text-box>
        </draw:frame>
        <draw:custom-shape draw:style-name="gr9" draw:text-style-name="P11" draw:layer="layout" svg:width="5.842cm" svg:height="2.794cm" svg:x="20.608cm" svg:y="0.762cm">
          <text:p text:style-name="P8"><text:span text:style-name="T5">Partitocracy</text:span></text:p>
          <text:p text:style-name="P8"><text:span text:style-name="T5"/></text:p>
          <text:p text:style-name="P8"><text:span text:style-name="T5">base cas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2" draw:text-style-name="P7" draw:layer="layout" svg:width="2.032cm" svg:height="2.032cm" svg:x="7.402cm" svg:y="7.778cm">
          <text:p text:style-name="P8"><text:span text:style-name="T3">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4.318cm" svg:height="3.302cm" svg:x="6.294cm" svg:y="7.21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3.048cm" svg:height="3.048cm" svg:x="10.94cm" svg:y="7.212cm">
          <text:p text:style-name="P8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032cm" svg:height="2.032cm" svg:x="15.703cm" svg:y="7.779cm">
          <text:p text:style-name="P8"><text:span text:style-name="T3">9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4.318cm" svg:height="3.302cm" svg:x="14.495cm" svg:y="7.21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032cm" svg:height="2.032cm" svg:x="7.35cm" svg:y="15.223cm">
          <text:p text:style-name="P8"><text:span text:style-name="T3">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4.318cm" svg:height="3.302cm" svg:x="6.242cm" svg:y="14.66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032cm" svg:height="2.032cm" svg:x="15.651cm" svg:y="15.224cm">
          <text:p text:style-name="P8"><text:span text:style-name="T3">9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4.318cm" svg:height="3.302cm" svg:x="14.443cm" svg:y="14.66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4.477cm" svg:height="4.716cm" svg:x="5.495cm" svg:y="13.918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2.557cm" svg:height="3.34cm" svg:x="11.151cm" svg:y="14.624cm">
          <text:p text:style-name="P8"><text:span text:style-name="T3">7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842cm" svg:height="2.794cm" svg:x="21.608cm" svg:y="2.162cm">
          <text:p text:style-name="P8"><text:span text:style-name="T5">Partitocracy</text:span></text:p>
          <text:p text:style-name="P8"><text:span text:style-name="T5"/></text:p>
          <text:p text:style-name="P8"><text:span text:style-name="T5">composition</text:span></text:p>
          <text:p text:style-name="P8"><text:span text:style-name="T5">example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4.25cm" svg:height="2.416cm" svg:x="0.509cm" svg:y="6.367cm">
          <text:p text:style-name="P8"><text:span text:style-name="T6">Left </text:span></text:p>
          <text:p text:style-name="P8"><text:span text:style-name="T6">recursive call</text:span></text:p>
          <text:p text:style-name="P8"><text:span text:style-name="T6">result</text:span></text:p>
          <draw:enhanced-geometry svg:viewBox="0 0 21600 21600" draw:text-areas="800 800 20800 20800" draw:type="round-rectangular-callout" draw:modifiers="24293.0134086097 16765.2461729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4.14cm" svg:height="2.564cm" svg:x="20.037cm" svg:y="6.897cm">
          <text:p text:style-name="P8"><text:span text:style-name="T6">Right</text:span></text:p>
          <text:p text:style-name="P8"><text:span text:style-name="T6">recursive call</text:span></text:p>
          <text:p text:style-name="P8"><text:span text:style-name="T6">result</text:span></text:p>
          <draw:enhanced-geometry svg:viewBox="0 0 21600 21600" draw:text-areas="800 800 20800 20800" draw:type="round-rectangular-callout" draw:modifiers="-4558.89881671094 13103.1578947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524cm" svg:height="1.835cm" svg:x="10.747cm" svg:y="11.12cm">
          <text:p text:style-name="P8"><text:span text:style-name="T6">Extracted</text:span></text:p>
          <text:p text:style-name="P8"><text:span text:style-name="T6">leader</text:span></text:p>
          <draw:enhanced-geometry svg:viewBox="0 0 21600 21600" draw:text-areas="800 800 20800 20800" draw:type="round-rectangular-callout" draw:modifiers="8829.95744680851 -164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745cm" svg:height="1.808cm" svg:x="9.748cm" svg:y="19.021cm">
          <text:p text:style-name="P8"><text:span text:style-name="T6">Boxed</text:span></text:p>
          <text:p text:style-name="P8"><text:span text:style-name="T6"><text:s/></text:span><text:span text:style-name="T6">leader</text:span></text:p>
          <draw:enhanced-geometry svg:viewBox="0 0 21600 21600" draw:text-areas="800 800 20800 20800" draw:type="round-rectangular-callout" draw:modifiers="10422.432629279 -12346.2686567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224cm" svg:height="1.735cm" svg:x="21.299cm" svg:y="18.74cm">
          <text:p text:style-name="P8"><text:span text:style-name="T6">Outer</text:span></text:p>
          <text:p text:style-name="P8"><text:span text:style-name="T6">list</text:span></text:p>
          <draw:enhanced-geometry svg:viewBox="0 0 21600 21600" draw:text-areas="800 800 20800 20800" draw:type="round-rectangular-callout" draw:modifiers="-7354.04651162791 -5673.73271889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3.951cm" svg:height="2.286cm" svg:x="0.368cm" svg:y="13.065cm">
          <text:p text:style-name="P8"><text:span text:style-name="T6">Composition</text:span></text:p>
          <text:p text:style-name="P8"><text:span text:style-name="T6">To return</text:span></text:p>
          <draw:enhanced-geometry svg:viewBox="0 0 21600 21600" draw:text-areas="800 800 20800 20800" draw:type="round-rectangular-callout" draw:modifiers="22638.4615384615 28079.055531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5" draw:layer="layout" svg:width="14.477cm" svg:height="3.302cm" svg:x="5.096cm" svg:y="2.318cm">
          <text:p text:style-name="P8"><text:span text:style-name="T2">7, <text:s text:c="10"/>4, <text:s text:c="10"/>9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" draw:layer="layout" svg:width="3.502cm" svg:height="2.286cm" svg:x="0.556cm" svg:y="1.119cm">
          <text:p text:style-name="P8"><text:span text:style-name="T6">Input</text:span></text:p>
          <draw:enhanced-geometry svg:viewBox="0 0 21600 21600" draw:text-areas="800 800 20800 20800" draw:type="round-rectangular-callout" draw:modifiers="24578.2472166714 27644.5999125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3" draw:text-style-name="P5" draw:layer="layout" svg:width="14.477cm" svg:height="3.302cm" svg:x="5.095cm" svg:y="2.317cm">
          <text:p text:style-name="P8"><text:span text:style-name="T2">7, <text:s text:c="10"/>4, <text:s text:c="10"/>9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3.048cm" svg:height="3.048cm" svg:x="10.54cm" svg:y="7.412cm">
          <text:p text:style-name="P8"><text:span text:style-name="T7">le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4.477cm" svg:height="4.716cm" svg:x="5.195cm" svg:y="13.818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557cm" svg:height="3.34cm" svg:x="10.851cm" svg:y="14.524cm">
          <text:p text:style-name="P8"><text:span text:style-name="T7">leader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4.25cm" svg:height="2.416cm" svg:x="0.508cm" svg:y="7.366cm">
          <text:p text:style-name="P8"><text:span text:style-name="T6">Left </text:span></text:p>
          <text:p text:style-name="P8"><text:span text:style-name="T6">recursive call</text:span></text:p>
          <text:p text:style-name="P8"><text:span text:style-name="T6">result</text:span></text:p>
          <draw:enhanced-geometry svg:viewBox="0 0 21600 21600" draw:text-areas="800 800 20800 20800" draw:type="round-rectangular-callout" draw:modifiers="24293.0134086097 16765.2461729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4.14cm" svg:height="2.564cm" svg:x="19.736cm" svg:y="7.596cm">
          <text:p text:style-name="P8"><text:span text:style-name="T6">Right</text:span></text:p>
          <text:p text:style-name="P8"><text:span text:style-name="T6">recursive call</text:span></text:p>
          <text:p text:style-name="P8"><text:span text:style-name="T6">result</text:span></text:p>
          <draw:enhanced-geometry svg:viewBox="0 0 21600 21600" draw:text-areas="800 800 20800 20800" draw:type="round-rectangular-callout" draw:modifiers="-4558.89881671094 13103.1578947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3.502cm" svg:height="2.286cm" svg:x="0.555cm" svg:y="1.118cm">
          <text:p text:style-name="P8"><text:span text:style-name="T6">Input</text:span></text:p>
          <draw:enhanced-geometry svg:viewBox="0 0 21600 21600" draw:text-areas="800 800 20800 20800" draw:type="round-rectangular-callout" draw:modifiers="24578.2472166714 27644.5999125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3.524cm" svg:height="1.835cm" svg:x="10.446cm" svg:y="11.119cm">
          <text:p text:style-name="P8"><text:span text:style-name="T6">Extracted</text:span></text:p>
          <text:p text:style-name="P8"><text:span text:style-name="T6">leader</text:span></text:p>
          <draw:enhanced-geometry svg:viewBox="0 0 21600 21600" draw:text-areas="800 800 20800 20800" draw:type="round-rectangular-callout" draw:modifiers="8829.95744680851 -164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2.745cm" svg:height="1.808cm" svg:x="9.447cm" svg:y="19.02cm">
          <text:p text:style-name="P8"><text:span text:style-name="T6">Boxed</text:span></text:p>
          <text:p text:style-name="P8"><text:span text:style-name="T6"><text:s/></text:span><text:span text:style-name="T6">leader</text:span></text:p>
          <draw:enhanced-geometry svg:viewBox="0 0 21600 21600" draw:text-areas="800 800 20800 20800" draw:type="round-rectangular-callout" draw:modifiers="10422.432629279 -12346.2686567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224cm" svg:height="1.735cm" svg:x="20.398cm" svg:y="18.839cm">
          <text:p text:style-name="P8"><text:span text:style-name="T6">Outer</text:span></text:p>
          <text:p text:style-name="P8"><text:span text:style-name="T6">list</text:span></text:p>
          <draw:enhanced-geometry svg:viewBox="0 0 21600 21600" draw:text-areas="800 800 20800 20800" draw:type="round-rectangular-callout" draw:modifiers="-7354.04651162791 -5673.73271889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6" draw:layer="layout" svg:width="3.81cm" svg:height="3.556cm" svg:x="5.974cm" svg:y="7.304cm">
          <text:p text:style-name="P8"><text:span text:style-name="T7">Left </text:span></text:p>
          <text:p text:style-name="P8"><text:span text:style-name="T7">partitocr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3.81cm" svg:height="3.556cm" svg:x="5.975cm" svg:y="7.305cm">
          <text:p text:style-name="P8"><text:span text:style-name="T7">Left </text:span></text:p>
          <text:p text:style-name="P8"><text:span text:style-name="T7">partitocr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3.81cm" svg:height="3.556cm" svg:x="14.476cm" svg:y="7.306cm">
          <text:p text:style-name="P8"><text:span text:style-name="T7">Right</text:span></text:p>
          <text:p text:style-name="P8"><text:span text:style-name="T7">partitocr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3.81cm" svg:height="3.556cm" svg:x="5.976cm" svg:y="14.406cm">
          <text:p text:style-name="P8"><text:span text:style-name="T7">Left </text:span></text:p>
          <text:p text:style-name="P8"><text:span text:style-name="T7">partitocr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3.81cm" svg:height="3.556cm" svg:x="14.477cm" svg:y="14.407cm">
          <text:p text:style-name="P8"><text:span text:style-name="T7">Right</text:span></text:p>
          <text:p text:style-name="P8"><text:span text:style-name="T7">partitocra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3.951cm" svg:height="2.286cm" svg:x="0.367cm" svg:y="13.264cm">
          <text:p text:style-name="P8"><text:span text:style-name="T6">Composition</text:span></text:p>
          <text:p text:style-name="P8"><text:span text:style-name="T6">To return</text:span></text:p>
          <draw:enhanced-geometry svg:viewBox="0 0 21600 21600" draw:text-areas="800 800 20800 20800" draw:type="round-rectangular-callout" draw:modifiers="22638.4615384615 28079.055531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1" draw:layer="layout" svg:width="5.842cm" svg:height="2.794cm" svg:x="21.508cm" svg:y="1.477cm">
          <text:p text:style-name="P8"><text:span text:style-name="T5">Partitocracy</text:span></text:p>
          <text:p text:style-name="P8"><text:span text:style-name="T5"/></text:p>
          <text:p text:style-name="P8"><text:span text:style-name="T5">generalization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1T10:13:03.198316432</meta:creation-date>
    <dc:date>2020-11-21T11:32:00.015383559</dc:date>
    <meta:editing-duration>PT29M9S</meta:editing-duration>
    <meta:editing-cycles>10</meta:editing-cycles>
    <meta:generator>LibreOffice/5.1.6.2$Linux_X86_64 LibreOffice_project/10m0$Build-2</meta:generator>
    <meta:document-statistic meta:object-count="76"/>
  </office:meta>
</office:document-meta>
</file>